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8cm"/>
      <style:paragraph-properties style:writing-mode="lr-tb"/>
    </style:style>
    <style:style style:name="gr3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2.2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65cm" fo:min-width="0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1.214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0.266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color="#c5000b" loext:opacity="100%" fo:font-size="12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c5000b" loext:opacity="100%" fo:font-size="12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49cm" svg:y1="5.727cm" svg:x2="19.322cm" svg:y2="5.727cm">
          <text:p/>
        </draw:line>
        <draw:frame draw:style-name="gr2" draw:text-style-name="P2" draw:layer="layout" svg:width="3.3cm" svg:height="1.31cm" svg:x="2.802cm" svg:y="2.2cm">
          <draw:text-box>
            <text:p><text:span text:style-name="T1">Animal 1</text:span></text:p>
          </draw:text-box>
        </draw:frame>
        <draw:line draw:style-name="gr3" draw:text-style-name="P1" draw:layer="layout" svg:x1="18.524cm" svg:y1="5.077cm" svg:x2="18.524cm" svg:y2="6.378cm">
          <text:p/>
        </draw:line>
        <draw:line draw:style-name="gr3" draw:text-style-name="P1" draw:layer="layout" svg:x1="16.928cm" svg:y1="5.077cm" svg:x2="16.928cm" svg:y2="6.378cm">
          <text:p/>
        </draw:line>
        <draw:line draw:style-name="gr3" draw:text-style-name="P1" draw:layer="layout" svg:x1="15.331cm" svg:y1="5.077cm" svg:x2="15.331cm" svg:y2="6.378cm">
          <text:p/>
        </draw:line>
        <draw:line draw:style-name="gr3" draw:text-style-name="P1" draw:layer="layout" svg:x1="13.734cm" svg:y1="5.077cm" svg:x2="13.734cm" svg:y2="6.378cm">
          <text:p/>
        </draw:line>
        <draw:line draw:style-name="gr3" draw:text-style-name="P1" draw:layer="layout" svg:x1="12.138cm" svg:y1="5.077cm" svg:x2="12.138cm" svg:y2="6.378cm">
          <text:p/>
        </draw:line>
        <draw:line draw:style-name="gr3" draw:text-style-name="P1" draw:layer="layout" svg:x1="10.541cm" svg:y1="5.077cm" svg:x2="10.541cm" svg:y2="6.378cm">
          <text:p/>
        </draw:line>
        <draw:line draw:style-name="gr3" draw:text-style-name="P1" draw:layer="layout" svg:x1="8.944cm" svg:y1="5.077cm" svg:x2="8.944cm" svg:y2="6.378cm">
          <text:p/>
        </draw:line>
        <draw:line draw:style-name="gr3" draw:text-style-name="P1" draw:layer="layout" svg:x1="7.348cm" svg:y1="5.077cm" svg:x2="7.348cm" svg:y2="6.378cm">
          <text:p/>
        </draw:line>
        <draw:line draw:style-name="gr1" draw:text-style-name="P1" draw:layer="layout" svg:x1="6.549cm" svg:y1="12.555cm" svg:x2="19.322cm" svg:y2="12.555cm">
          <text:p/>
        </draw:line>
        <draw:line draw:style-name="gr3" draw:text-style-name="P1" draw:layer="layout" svg:x1="18.524cm" svg:y1="11.905cm" svg:x2="18.524cm" svg:y2="13.206cm">
          <text:p/>
        </draw:line>
        <draw:line draw:style-name="gr3" draw:text-style-name="P1" draw:layer="layout" svg:x1="16.928cm" svg:y1="11.905cm" svg:x2="16.928cm" svg:y2="13.206cm">
          <text:p/>
        </draw:line>
        <draw:line draw:style-name="gr3" draw:text-style-name="P1" draw:layer="layout" svg:x1="15.331cm" svg:y1="11.905cm" svg:x2="15.331cm" svg:y2="13.206cm">
          <text:p/>
        </draw:line>
        <draw:line draw:style-name="gr3" draw:text-style-name="P1" draw:layer="layout" svg:x1="13.734cm" svg:y1="11.905cm" svg:x2="13.734cm" svg:y2="13.206cm">
          <text:p/>
        </draw:line>
        <draw:line draw:style-name="gr3" draw:text-style-name="P1" draw:layer="layout" svg:x1="12.138cm" svg:y1="11.905cm" svg:x2="12.138cm" svg:y2="13.206cm">
          <text:p/>
        </draw:line>
        <draw:line draw:style-name="gr3" draw:text-style-name="P1" draw:layer="layout" svg:x1="10.541cm" svg:y1="11.905cm" svg:x2="10.541cm" svg:y2="13.206cm">
          <text:p/>
        </draw:line>
        <draw:line draw:style-name="gr3" draw:text-style-name="P1" draw:layer="layout" svg:x1="8.944cm" svg:y1="11.905cm" svg:x2="8.944cm" svg:y2="13.206cm">
          <text:p/>
        </draw:line>
        <draw:line draw:style-name="gr3" draw:text-style-name="P1" draw:layer="layout" svg:x1="7.348cm" svg:y1="11.905cm" svg:x2="7.348cm" svg:y2="13.206cm">
          <text:p/>
        </draw:line>
        <draw:frame draw:style-name="gr4" draw:text-style-name="P3" draw:layer="layout" svg:width="2.786cm" svg:height="1.279cm" svg:x="6.502cm" svg:y="0.8cm">
          <draw:text-box>
            <text:p><text:span text:style-name="T2">SNP 1</text:span></text:p>
          </draw:text-box>
        </draw:frame>
        <draw:frame draw:style-name="gr5" draw:text-style-name="P3" draw:layer="layout" svg:width="2.748cm" svg:height="1.179cm" svg:x="17.602cm" svg:y="0.8cm">
          <draw:text-box>
            <text:p><text:span text:style-name="T2">SNP k</text:span></text:p>
          </draw:text-box>
        </draw:frame>
        <draw:line draw:style-name="gr1" draw:text-style-name="P1" draw:layer="layout" svg:x1="6.55cm" svg:y1="2.628cm" svg:x2="19.323cm" svg:y2="2.628cm">
          <text:p/>
        </draw:line>
        <draw:line draw:style-name="gr3" draw:text-style-name="P1" draw:layer="layout" svg:x1="18.525cm" svg:y1="1.978cm" svg:x2="18.525cm" svg:y2="3.279cm">
          <text:p/>
        </draw:line>
        <draw:line draw:style-name="gr3" draw:text-style-name="P1" draw:layer="layout" svg:x1="16.929cm" svg:y1="1.978cm" svg:x2="16.929cm" svg:y2="3.279cm">
          <text:p/>
        </draw:line>
        <draw:line draw:style-name="gr3" draw:text-style-name="P1" draw:layer="layout" svg:x1="15.332cm" svg:y1="1.978cm" svg:x2="15.332cm" svg:y2="3.279cm">
          <text:p/>
        </draw:line>
        <draw:line draw:style-name="gr3" draw:text-style-name="P1" draw:layer="layout" svg:x1="13.735cm" svg:y1="1.978cm" svg:x2="13.735cm" svg:y2="3.279cm">
          <text:p/>
        </draw:line>
        <draw:line draw:style-name="gr3" draw:text-style-name="P1" draw:layer="layout" svg:x1="12.139cm" svg:y1="1.978cm" svg:x2="12.139cm" svg:y2="3.279cm">
          <text:p/>
        </draw:line>
        <draw:line draw:style-name="gr3" draw:text-style-name="P1" draw:layer="layout" svg:x1="10.542cm" svg:y1="1.978cm" svg:x2="10.542cm" svg:y2="3.279cm">
          <text:p/>
        </draw:line>
        <draw:line draw:style-name="gr3" draw:text-style-name="P1" draw:layer="layout" svg:x1="8.945cm" svg:y1="1.978cm" svg:x2="8.945cm" svg:y2="3.279cm">
          <text:p/>
        </draw:line>
        <draw:line draw:style-name="gr3" draw:text-style-name="P1" draw:layer="layout" svg:x1="7.349cm" svg:y1="1.978cm" svg:x2="7.349cm" svg:y2="3.279cm">
          <text:p/>
        </draw:line>
        <draw:frame draw:style-name="gr2" draw:text-style-name="P2" draw:layer="layout" svg:width="3.3cm" svg:height="1.31cm" svg:x="2.802cm" svg:y="5.3cm">
          <draw:text-box>
            <text:p><text:span text:style-name="T1">Animal 2</text:span></text:p>
          </draw:text-box>
        </draw:frame>
        <draw:frame draw:style-name="gr2" draw:text-style-name="P2" draw:layer="layout" svg:width="3.3cm" svg:height="1.31cm" svg:x="2.802cm" svg:y="12.2cm">
          <draw:text-box>
            <text:p><text:span text:style-name="T1">Animal N</text:span></text:p>
          </draw:text-box>
        </draw:frame>
        <draw:frame draw:style-name="gr6" draw:text-style-name="P4" draw:layer="layout" svg:width="0.9cm" svg:height="2.384cm" svg:x="3.802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6" draw:text-style-name="P4" draw:layer="layout" svg:width="0.9cm" svg:height="2.384cm" svg:x="12.302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7" draw:text-style-name="P1" draw:layer="layout" svg:width="1.3cm" svg:height="12.9cm" svg:x="6.602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8.302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17.902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05cm" svg:height="0.962cm" svg:x="6.802cm" svg:y="16.5cm">
          <draw:text-box>
            <text:p>q1</text:p>
          </draw:text-box>
        </draw:frame>
        <draw:frame draw:style-name="gr8" draw:text-style-name="P5" draw:layer="layout" svg:width="1.205cm" svg:height="0.962cm" svg:x="8.403cm" svg:y="16.5cm">
          <draw:text-box>
            <text:p>q2</text:p>
          </draw:text-box>
        </draw:frame>
        <draw:frame draw:style-name="gr9" draw:text-style-name="P5" draw:layer="layout" svg:width="1.171cm" svg:height="0.962cm" svg:x="18.004cm" svg:y="16.5cm">
          <draw:text-box>
            <text:p>qk</text:p>
          </draw:text-box>
        </draw:frame>
        <draw:frame draw:style-name="gr10" draw:text-style-name="P5" draw:layer="layout" svg:width="1.035cm" svg:height="0.962cm" svg:x="12.804cm" svg:y="16.5cm">
          <draw:text-box>
            <text:p>...</text:p>
          </draw:text-box>
        </draw:frame>
        <draw:line draw:style-name="gr11" draw:text-style-name="P1" draw:layer="layout" svg:x1="7.302cm" svg:y1="14.5cm" svg:x2="7.302cm" svg:y2="16.6cm">
          <text:p/>
        </draw:line>
        <draw:line draw:style-name="gr11" draw:text-style-name="P1" draw:layer="layout" svg:x1="9.002cm" svg:y1="14.5cm" svg:x2="9.002cm" svg:y2="16.6cm">
          <text:p/>
        </draw:line>
        <draw:line draw:style-name="gr11" draw:text-style-name="P1" draw:layer="layout" svg:x1="18.602cm" svg:y1="14.5cm" svg:x2="18.602cm" svg:y2="16.6cm">
          <text:p/>
        </draw:line>
        <draw:custom-shape draw:style-name="gr12" draw:text-style-name="P1" draw:layer="layout" svg:width="1.4cm" svg:height="12.2cm" draw:transform="rotate (-1.5707963267949) translate (19.102cm 1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6.166cm" svg:height="0.962cm" svg:x="10.502cm" svg:y="19cm">
          <draw:text-box>
            <text:p>Marker Effect Model</text:p>
          </draw:text-box>
        </draw:frame>
        <draw:custom-shape draw:style-name="gr14" draw:text-style-name="P1" draw:layer="layout" svg:width="14.8cm" svg:height="1.8cm" svg:x="6.202cm" svg:y="1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8cm" svg:height="1.8cm" svg:x="6.202cm" svg:y="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8cm" svg:height="1.8cm" svg:x="6.202cm" svg:y="11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002cm" svg:y1="2.7cm" svg:x2="23.702cm" svg:y2="2.7cm">
          <text:p/>
        </draw:line>
        <draw:line draw:style-name="gr11" draw:text-style-name="P1" draw:layer="layout" svg:x1="21.002cm" svg:y1="5.7cm" svg:x2="23.702cm" svg:y2="5.7cm">
          <text:p/>
        </draw:line>
        <draw:line draw:style-name="gr11" draw:text-style-name="P1" draw:layer="layout" svg:x1="21.002cm" svg:y1="12.6cm" svg:x2="23.702cm" svg:y2="12.6cm">
          <text:p/>
        </draw:line>
        <draw:frame draw:style-name="gr8" draw:text-style-name="P5" draw:layer="layout" svg:width="1.205cm" svg:height="0.962cm" svg:x="23.802cm" svg:y="2.2cm">
          <draw:text-box>
            <text:p>u1</text:p>
          </draw:text-box>
        </draw:frame>
        <draw:frame draw:style-name="gr8" draw:text-style-name="P5" draw:layer="layout" svg:width="1.205cm" svg:height="0.962cm" svg:x="23.803cm" svg:y="5.2cm">
          <draw:text-box>
            <text:p>u2</text:p>
          </draw:text-box>
        </draw:frame>
        <draw:frame draw:style-name="gr15" draw:text-style-name="P5" draw:layer="layout" svg:width="1.311cm" svg:height="0.962cm" svg:x="23.604cm" svg:y="12.1cm">
          <draw:text-box>
            <text:p>uN</text:p>
          </draw:text-box>
        </draw:frame>
        <draw:custom-shape draw:style-name="gr16" draw:text-style-name="P1" draw:layer="layout" svg:width="0.9cm" svg:height="11.2cm" svg:x="24.702cm" svg:y="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1" draw:layer="layout" svg:x1="25.602cm" svg:y1="7.5cm" svg:x2="27.002cm" svg:y2="7.5cm">
          <text:p/>
        </draw:line>
        <draw:line draw:style-name="gr11" draw:text-style-name="P1" draw:layer="layout" svg:x1="27.102cm" svg:y1="7.5cm" svg:x2="27.102cm" svg:y2="18.4cm">
          <text:p/>
        </draw:line>
        <draw:frame draw:style-name="gr18" draw:text-style-name="P5" draw:layer="layout" svg:width="6.683cm" svg:height="0.962cm" svg:x="22.402cm" svg:y="19cm">
          <draw:text-box>
            <text:p>Breeding Value Model</text:p>
          </draw:text-box>
        </draw:frame>
        <draw:frame draw:style-name="gr6" draw:text-style-name="P4" draw:layer="layout" svg:width="0.9cm" svg:height="2.384cm" svg:x="23.802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5-11T06:42:50.141483700</dc:date>
    <meta:editing-duration>PT4M36S</meta:editing-duration>
    <meta:editing-cycles>5</meta:editing-cycles>
    <meta:generator>LibreOffice/7.2.5.2$MacOSX_X86_64 LibreOffice_project/499f9727c189e6ef3471021d6132d4c694f357e5</meta:generator>
    <meta:document-statistic meta:object-count="60"/>
  </office:meta>
</office:document-meta>
</file>